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ase.hasMessageContaining( final String sub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ase.res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ase.getLast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ase.invocationMatcherA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as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ase.matches(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ase.makeStackTraces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ase.filterHash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ase.invocationA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ase.invocationOf( Class &lt; ? &gt; type , String methodName , Object ...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Base.getStackTrace( Throwable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ase.cleanUpConfigInAny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Base.filterLineNo( String stack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